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and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/" office:name=""><text:span text:style-name="Definition">https://en.wikipedia.org/wiki/Class_diagram/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